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32a662f" officeooo:paragraph-rsid="032a662f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32bfa8c" officeooo:paragraph-rsid="03009f4e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32db1f4" officeooo:paragraph-rsid="032db1f4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38a220" officeooo:paragraph-rsid="0338a220" style:font-weight-asian="normal" style:font-weight-complex="normal"/>
    </style:style>
    <style:style style:name="P178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27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28" style:family="paragraph" style:parent-style-name="Standard">
      <style:text-properties officeooo:paragraph-rsid="019fceeb"/>
    </style:style>
    <style:style style:name="P229" style:family="paragraph" style:parent-style-name="Standard">
      <style:text-properties style:font-name="Alegreya Sans" fo:font-weight="normal" officeooo:rsid="01084767" officeooo:paragraph-rsid="033d6b2c" style:font-weight-asian="normal" style:font-weight-complex="normal"/>
    </style:style>
    <style:style style:name="P230" style:family="paragraph" style:parent-style-name="Standard">
      <style:text-properties style:font-name="Alegreya Sans" fo:font-weight="normal" officeooo:rsid="026efd18" officeooo:paragraph-rsid="033ecc39" style:font-weight-asian="normal" style:font-weight-complex="normal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edd63"/>
    </style:style>
    <style:style style:name="T33" style:family="text">
      <style:text-properties officeooo:rsid="0101449b"/>
    </style:style>
    <style:style style:name="T34" style:family="text">
      <style:text-properties officeooo:rsid="0108a280"/>
    </style:style>
    <style:style style:name="T35" style:family="text">
      <style:text-properties officeooo:rsid="010d0df1"/>
    </style:style>
    <style:style style:name="T36" style:family="text">
      <style:text-properties officeooo:rsid="010d6740"/>
    </style:style>
    <style:style style:name="T37" style:family="text">
      <style:text-properties officeooo:rsid="010f878f"/>
    </style:style>
    <style:style style:name="T38" style:family="text">
      <style:text-properties officeooo:rsid="0113832d"/>
    </style:style>
    <style:style style:name="T39" style:family="text">
      <style:text-properties officeooo:rsid="01156845"/>
    </style:style>
    <style:style style:name="T40" style:family="text">
      <style:text-properties officeooo:rsid="011981bf"/>
    </style:style>
    <style:style style:name="T41" style:family="text">
      <style:text-properties officeooo:rsid="011d7684"/>
    </style:style>
    <style:style style:name="T42" style:family="text">
      <style:text-properties officeooo:rsid="0125a800"/>
    </style:style>
    <style:style style:name="T43" style:family="text">
      <style:text-properties officeooo:rsid="01273a17"/>
    </style:style>
    <style:style style:name="T44" style:family="text">
      <style:text-properties officeooo:rsid="012895d0"/>
    </style:style>
    <style:style style:name="T45" style:family="text">
      <style:text-properties officeooo:rsid="0129cb84"/>
    </style:style>
    <style:style style:name="T46" style:family="text">
      <style:text-properties officeooo:rsid="012f8705"/>
    </style:style>
    <style:style style:name="T47" style:family="text">
      <style:text-properties officeooo:rsid="01306ba4"/>
    </style:style>
    <style:style style:name="T48" style:family="text">
      <style:text-properties officeooo:rsid="01321661"/>
    </style:style>
    <style:style style:name="T49" style:family="text">
      <style:text-properties officeooo:rsid="01373603"/>
    </style:style>
    <style:style style:name="T50" style:family="text">
      <style:text-properties officeooo:rsid="013ea28d"/>
    </style:style>
    <style:style style:name="T51" style:family="text">
      <style:text-properties officeooo:rsid="014bc6c2"/>
    </style:style>
    <style:style style:name="T52" style:family="text">
      <style:text-properties officeooo:rsid="014d39b3"/>
    </style:style>
    <style:style style:name="T53" style:family="text">
      <style:text-properties officeooo:rsid="014f0bd2"/>
    </style:style>
    <style:style style:name="T54" style:family="text">
      <style:text-properties officeooo:rsid="015034c4"/>
    </style:style>
    <style:style style:name="T55" style:family="text">
      <style:text-properties officeooo:rsid="01530e1c"/>
    </style:style>
    <style:style style:name="T56" style:family="text">
      <style:text-properties officeooo:rsid="01572c2d"/>
    </style:style>
    <style:style style:name="T57" style:family="text">
      <style:text-properties officeooo:rsid="0159702d"/>
    </style:style>
    <style:style style:name="T58" style:family="text">
      <style:text-properties officeooo:rsid="015be8e3"/>
    </style:style>
    <style:style style:name="T59" style:family="text">
      <style:text-properties officeooo:rsid="015c1387"/>
    </style:style>
    <style:style style:name="T60" style:family="text">
      <style:text-properties officeooo:rsid="015d76de"/>
    </style:style>
    <style:style style:name="T61" style:family="text">
      <style:text-properties officeooo:rsid="015dab66"/>
    </style:style>
    <style:style style:name="T62" style:family="text">
      <style:text-properties officeooo:rsid="015e47fc"/>
    </style:style>
    <style:style style:name="T63" style:family="text">
      <style:text-properties officeooo:rsid="0163a78c"/>
    </style:style>
    <style:style style:name="T64" style:family="text">
      <style:text-properties officeooo:rsid="016556b4"/>
    </style:style>
    <style:style style:name="T65" style:family="text">
      <style:text-properties officeooo:rsid="0166ea3a"/>
    </style:style>
    <style:style style:name="T66" style:family="text">
      <style:text-properties officeooo:rsid="0169bdb3"/>
    </style:style>
    <style:style style:name="T67" style:family="text">
      <style:text-properties officeooo:rsid="016b978f"/>
    </style:style>
    <style:style style:name="T68" style:family="text">
      <style:text-properties officeooo:rsid="01721da3"/>
    </style:style>
    <style:style style:name="T69" style:family="text">
      <style:text-properties officeooo:rsid="0173c722"/>
    </style:style>
    <style:style style:name="T70" style:family="text">
      <style:text-properties officeooo:rsid="01776494"/>
    </style:style>
    <style:style style:name="T71" style:family="text">
      <style:text-properties officeooo:rsid="017f6174"/>
    </style:style>
    <style:style style:name="T72" style:family="text">
      <style:text-properties officeooo:rsid="0180de8f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181b59e" style:font-style-asian="normal" style:font-style-complex="normal"/>
    </style:style>
    <style:style style:name="T75" style:family="text">
      <style:text-properties fo:font-style="normal" officeooo:rsid="01827991" style:font-style-asian="normal" style:font-style-complex="normal"/>
    </style:style>
    <style:style style:name="T76" style:family="text">
      <style:text-properties fo:font-style="normal" officeooo:rsid="023e7592" style:font-style-asian="normal" style:font-style-complex="normal"/>
    </style:style>
    <style:style style:name="T77" style:family="text">
      <style:text-properties fo:font-style="normal" officeooo:rsid="0286f865" style:font-style-asian="normal" style:font-style-complex="normal"/>
    </style:style>
    <style:style style:name="T78" style:family="text">
      <style:text-properties fo:font-style="normal" officeooo:rsid="02882cca" style:font-style-asian="normal" style:font-style-complex="normal"/>
    </style:style>
    <style:style style:name="T79" style:family="text">
      <style:text-properties fo:font-style="normal" officeooo:rsid="02897714" style:font-style-asian="normal" style:font-style-complex="normal"/>
    </style:style>
    <style:style style:name="T80" style:family="text">
      <style:text-properties officeooo:rsid="01849d92"/>
    </style:style>
    <style:style style:name="T81" style:family="text">
      <style:text-properties officeooo:rsid="01871811"/>
    </style:style>
    <style:style style:name="T82" style:family="text">
      <style:text-properties officeooo:rsid="018be50b"/>
    </style:style>
    <style:style style:name="T83" style:family="text">
      <style:text-properties officeooo:rsid="018d0c11"/>
    </style:style>
    <style:style style:name="T84" style:family="text">
      <style:text-properties officeooo:rsid="018d1571"/>
    </style:style>
    <style:style style:name="T85" style:family="text">
      <style:text-properties officeooo:rsid="01904d5d"/>
    </style:style>
    <style:style style:name="T86" style:family="text">
      <style:text-properties officeooo:rsid="019479ee"/>
    </style:style>
    <style:style style:name="T87" style:family="text">
      <style:text-properties officeooo:rsid="01953124"/>
    </style:style>
    <style:style style:name="T88" style:family="text">
      <style:text-properties officeooo:rsid="0196d02c"/>
    </style:style>
    <style:style style:name="T89" style:family="text">
      <style:text-properties officeooo:rsid="019b4dc3"/>
    </style:style>
    <style:style style:name="T90" style:family="text">
      <style:text-properties officeooo:rsid="019d9bac"/>
    </style:style>
    <style:style style:name="T91" style:family="text">
      <style:text-properties officeooo:rsid="019e15eb"/>
    </style:style>
    <style:style style:name="T92" style:family="text">
      <style:text-properties officeooo:rsid="019f84bf"/>
    </style:style>
    <style:style style:name="T93" style:family="text">
      <style:text-properties officeooo:rsid="01a2fece"/>
    </style:style>
    <style:style style:name="T94" style:family="text">
      <style:text-properties officeooo:rsid="01a6c791"/>
    </style:style>
    <style:style style:name="T95" style:family="text">
      <style:text-properties officeooo:rsid="01a8483b"/>
    </style:style>
    <style:style style:name="T96" style:family="text">
      <style:text-properties officeooo:rsid="01ac1667"/>
    </style:style>
    <style:style style:name="T97" style:family="text">
      <style:text-properties officeooo:rsid="01b519d1"/>
    </style:style>
    <style:style style:name="T98" style:family="text">
      <style:text-properties officeooo:rsid="01b61512"/>
    </style:style>
    <style:style style:name="T99" style:family="text">
      <style:text-properties officeooo:rsid="01c04c63"/>
    </style:style>
    <style:style style:name="T100" style:family="text">
      <style:text-properties officeooo:rsid="01c1e4d3"/>
    </style:style>
    <style:style style:name="T101" style:family="text">
      <style:text-properties officeooo:rsid="01c32662"/>
    </style:style>
    <style:style style:name="T102" style:family="text">
      <style:text-properties officeooo:rsid="01c4bbe3"/>
    </style:style>
    <style:style style:name="T103" style:family="text">
      <style:text-properties officeooo:rsid="01c5bf43"/>
    </style:style>
    <style:style style:name="T104" style:family="text">
      <style:text-properties officeooo:rsid="01c7ba97"/>
    </style:style>
    <style:style style:name="T105" style:family="text">
      <style:text-properties officeooo:rsid="01cbcfe0"/>
    </style:style>
    <style:style style:name="T106" style:family="text">
      <style:text-properties officeooo:rsid="01d21b0c"/>
    </style:style>
    <style:style style:name="T107" style:family="text">
      <style:text-properties officeooo:rsid="01d3660a"/>
    </style:style>
    <style:style style:name="T108" style:family="text">
      <style:text-properties officeooo:rsid="01d4e2d2"/>
    </style:style>
    <style:style style:name="T109" style:family="text">
      <style:text-properties officeooo:rsid="01d56788"/>
    </style:style>
    <style:style style:name="T110" style:family="text">
      <style:text-properties officeooo:rsid="01d6cf79"/>
    </style:style>
    <style:style style:name="T111" style:family="text">
      <style:text-properties officeooo:rsid="01d9d7bf"/>
    </style:style>
    <style:style style:name="T112" style:family="text">
      <style:text-properties officeooo:rsid="01dc1157"/>
    </style:style>
    <style:style style:name="T113" style:family="text">
      <style:text-properties officeooo:rsid="01dc2a82"/>
    </style:style>
    <style:style style:name="T114" style:family="text">
      <style:text-properties officeooo:rsid="01ddfc6c"/>
    </style:style>
    <style:style style:name="T115" style:family="text">
      <style:text-properties officeooo:rsid="01df1f8a"/>
    </style:style>
    <style:style style:name="T116" style:family="text">
      <style:text-properties officeooo:rsid="01dfe075"/>
    </style:style>
    <style:style style:name="T117" style:family="text">
      <style:text-properties officeooo:rsid="01e0116d"/>
    </style:style>
    <style:style style:name="T118" style:family="text">
      <style:text-properties officeooo:rsid="01e14c1b"/>
    </style:style>
    <style:style style:name="T119" style:family="text">
      <style:text-properties officeooo:rsid="01e46c3d"/>
    </style:style>
    <style:style style:name="T120" style:family="text">
      <style:text-properties officeooo:rsid="01e53ef3"/>
    </style:style>
    <style:style style:name="T121" style:family="text">
      <style:text-properties officeooo:rsid="01e57c5f"/>
    </style:style>
    <style:style style:name="T122" style:family="text">
      <style:text-properties officeooo:rsid="01e5c0ed"/>
    </style:style>
    <style:style style:name="T123" style:family="text">
      <style:text-properties officeooo:rsid="01eab624"/>
    </style:style>
    <style:style style:name="T124" style:family="text">
      <style:text-properties officeooo:rsid="01ec8e19"/>
    </style:style>
    <style:style style:name="T125" style:family="text">
      <style:text-properties officeooo:rsid="01ee317e"/>
    </style:style>
    <style:style style:name="T126" style:family="text">
      <style:text-properties officeooo:rsid="01efbe23"/>
    </style:style>
    <style:style style:name="T127" style:family="text">
      <style:text-properties officeooo:rsid="01f0bdc0"/>
    </style:style>
    <style:style style:name="T128" style:family="text">
      <style:text-properties officeooo:rsid="01f22209"/>
    </style:style>
    <style:style style:name="T129" style:family="text">
      <style:text-properties officeooo:rsid="01f2a89f"/>
    </style:style>
    <style:style style:name="T130" style:family="text">
      <style:text-properties officeooo:rsid="01fbdc05"/>
    </style:style>
    <style:style style:name="T131" style:family="text">
      <style:text-properties officeooo:rsid="01fccd7f"/>
    </style:style>
    <style:style style:name="T132" style:family="text">
      <style:text-properties officeooo:rsid="01fe4ae8"/>
    </style:style>
    <style:style style:name="T133" style:family="text">
      <style:text-properties officeooo:rsid="01ff3a71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1a6c791" style:font-weight-asian="bold" style:font-weight-complex="bold"/>
    </style:style>
    <style:style style:name="T136" style:family="text">
      <style:text-properties fo:font-weight="bold" officeooo:rsid="014a48f3" style:font-weight-asian="bold" style:font-weight-complex="bold"/>
    </style:style>
    <style:style style:name="T137" style:family="text">
      <style:text-properties fo:font-weight="bold" officeooo:rsid="01ac1667" style:font-weight-asian="bold" style:font-weight-complex="bold"/>
    </style:style>
    <style:style style:name="T138" style:family="text">
      <style:text-properties fo:font-weight="bold" officeooo:rsid="019479ee" style:font-weight-asian="bold" style:font-weight-complex="bold"/>
    </style:style>
    <style:style style:name="T139" style:family="text">
      <style:text-properties fo:font-weight="bold" officeooo:rsid="01cee46c" style:font-weight-asian="bold" style:font-weight-complex="bold"/>
    </style:style>
    <style:style style:name="T140" style:family="text">
      <style:text-properties officeooo:rsid="0200100a"/>
    </style:style>
    <style:style style:name="T141" style:family="text">
      <style:text-properties officeooo:rsid="02024a1c"/>
    </style:style>
    <style:style style:name="T142" style:family="text">
      <style:text-properties officeooo:rsid="0202fbcc"/>
    </style:style>
    <style:style style:name="T143" style:family="text">
      <style:text-properties officeooo:rsid="0205f3b9"/>
    </style:style>
    <style:style style:name="T144" style:family="text">
      <style:text-properties officeooo:rsid="0206139f"/>
    </style:style>
    <style:style style:name="T145" style:family="text">
      <style:text-properties officeooo:rsid="0206ae38"/>
    </style:style>
    <style:style style:name="T146" style:family="text">
      <style:text-properties style:font-name="Alegreya Sans" fo:font-weight="bold" officeooo:rsid="019fceeb" style:font-weight-asian="bold" style:font-weight-complex="bold"/>
    </style:style>
    <style:style style:name="T147" style:family="text">
      <style:text-properties style:font-name="Alegreya Sans" fo:font-weight="bold" officeooo:rsid="01ff3a71" style:font-weight-asian="bold" style:font-weight-complex="bold"/>
    </style:style>
    <style:style style:name="T148" style:family="text">
      <style:text-properties officeooo:rsid="0206f266"/>
    </style:style>
    <style:style style:name="T149" style:family="text">
      <style:text-properties officeooo:rsid="0209a28c"/>
    </style:style>
    <style:style style:name="T150" style:family="text">
      <style:text-properties officeooo:rsid="020d01c8"/>
    </style:style>
    <style:style style:name="T151" style:family="text">
      <style:text-properties officeooo:rsid="020e8189"/>
    </style:style>
    <style:style style:name="T152" style:family="text">
      <style:text-properties officeooo:rsid="02133de2"/>
    </style:style>
    <style:style style:name="T153" style:family="text">
      <style:text-properties officeooo:rsid="02195a32"/>
    </style:style>
    <style:style style:name="T154" style:family="text">
      <style:text-properties officeooo:rsid="0220810c"/>
    </style:style>
    <style:style style:name="T155" style:family="text">
      <style:text-properties officeooo:rsid="0222052b"/>
    </style:style>
    <style:style style:name="T156" style:family="text">
      <style:text-properties officeooo:rsid="022312ac"/>
    </style:style>
    <style:style style:name="T157" style:family="text">
      <style:text-properties officeooo:rsid="023b8c56"/>
    </style:style>
    <style:style style:name="T158" style:family="text">
      <style:text-properties officeooo:rsid="023e7592"/>
    </style:style>
    <style:style style:name="T159" style:family="text">
      <style:text-properties officeooo:rsid="02425608"/>
    </style:style>
    <style:style style:name="T160" style:family="text">
      <style:text-properties officeooo:rsid="0246616b"/>
    </style:style>
    <style:style style:name="T161" style:family="text">
      <style:text-properties officeooo:rsid="0247b848"/>
    </style:style>
    <style:style style:name="T162" style:family="text">
      <style:text-properties officeooo:rsid="02496f8c"/>
    </style:style>
    <style:style style:name="T163" style:family="text">
      <style:text-properties officeooo:rsid="024cf7d8"/>
    </style:style>
    <style:style style:name="T164" style:family="text">
      <style:text-properties officeooo:rsid="0251b1f7"/>
    </style:style>
    <style:style style:name="T165" style:family="text">
      <style:text-properties officeooo:rsid="0256ad34"/>
    </style:style>
    <style:style style:name="T166" style:family="text">
      <style:text-properties officeooo:rsid="0258fbf0"/>
    </style:style>
    <style:style style:name="T167" style:family="text">
      <style:text-properties officeooo:rsid="025a009e"/>
    </style:style>
    <style:style style:name="T168" style:family="text">
      <style:text-properties officeooo:rsid="025c164f"/>
    </style:style>
    <style:style style:name="T169" style:family="text">
      <style:text-properties officeooo:rsid="02608c5d"/>
    </style:style>
    <style:style style:name="T170" style:family="text">
      <style:text-properties officeooo:rsid="026371b5"/>
    </style:style>
    <style:style style:name="T171" style:family="text">
      <style:text-properties officeooo:rsid="02644233"/>
    </style:style>
    <style:style style:name="T172" style:family="text">
      <style:text-properties officeooo:rsid="02644c12"/>
    </style:style>
    <style:style style:name="T173" style:family="text">
      <style:text-properties officeooo:rsid="02673c38"/>
    </style:style>
    <style:style style:name="T174" style:family="text">
      <style:text-properties officeooo:rsid="026a80b7"/>
    </style:style>
    <style:style style:name="T175" style:family="text">
      <style:text-properties officeooo:rsid="0270418f"/>
    </style:style>
    <style:style style:name="T176" style:family="text">
      <style:text-properties officeooo:rsid="0270e8f4"/>
    </style:style>
    <style:style style:name="T177" style:family="text">
      <style:text-properties officeooo:rsid="0271af40"/>
    </style:style>
    <style:style style:name="T178" style:family="text">
      <style:text-properties officeooo:rsid="0271c98c"/>
    </style:style>
    <style:style style:name="T179" style:family="text">
      <style:text-properties officeooo:rsid="02737967"/>
    </style:style>
    <style:style style:name="T180" style:family="text">
      <style:text-properties officeooo:rsid="0275dcec"/>
    </style:style>
    <style:style style:name="T181" style:family="text">
      <style:text-properties officeooo:rsid="027898ca"/>
    </style:style>
    <style:style style:name="T182" style:family="text">
      <style:text-properties officeooo:rsid="027934a6"/>
    </style:style>
    <style:style style:name="T183" style:family="text">
      <style:text-properties officeooo:rsid="028117cc"/>
    </style:style>
    <style:style style:name="T184" style:family="text">
      <style:text-properties officeooo:rsid="0282eaed"/>
    </style:style>
    <style:style style:name="T185" style:family="text">
      <style:text-properties officeooo:rsid="0283e0b5"/>
    </style:style>
    <style:style style:name="T186" style:family="text">
      <style:text-properties officeooo:rsid="02850a87"/>
    </style:style>
    <style:style style:name="T187" style:family="text">
      <style:text-properties officeooo:rsid="028a8a22"/>
    </style:style>
    <style:style style:name="T188" style:family="text">
      <style:text-properties officeooo:rsid="028cc3af"/>
    </style:style>
    <style:style style:name="T189" style:family="text">
      <style:text-properties officeooo:rsid="028f5d17"/>
    </style:style>
    <style:style style:name="T190" style:family="text">
      <style:text-properties officeooo:rsid="0294542b"/>
    </style:style>
    <style:style style:name="T191" style:family="text">
      <style:text-properties officeooo:rsid="02955093"/>
    </style:style>
    <style:style style:name="T192" style:family="text">
      <style:text-properties officeooo:rsid="02977876"/>
    </style:style>
    <style:style style:name="T193" style:family="text">
      <style:text-properties officeooo:rsid="0298e0cd"/>
    </style:style>
    <style:style style:name="T194" style:family="text">
      <style:text-properties officeooo:rsid="029a6692"/>
    </style:style>
    <style:style style:name="T195" style:family="text">
      <style:text-properties officeooo:rsid="029c1030"/>
    </style:style>
    <style:style style:name="T196" style:family="text">
      <style:text-properties officeooo:rsid="02a14f25"/>
    </style:style>
    <style:style style:name="T197" style:family="text">
      <style:text-properties officeooo:rsid="02a4c837"/>
    </style:style>
    <style:style style:name="T198" style:family="text">
      <style:text-properties officeooo:rsid="02a5fc30"/>
    </style:style>
    <style:style style:name="T199" style:family="text">
      <style:text-properties officeooo:rsid="02a665cd"/>
    </style:style>
    <style:style style:name="T200" style:family="text">
      <style:text-properties officeooo:rsid="02aa3efd"/>
    </style:style>
    <style:style style:name="T201" style:family="text">
      <style:text-properties officeooo:rsid="02ab97ee"/>
    </style:style>
    <style:style style:name="T202" style:family="text">
      <style:text-properties officeooo:rsid="02abf91a"/>
    </style:style>
    <style:style style:name="T203" style:family="text">
      <style:text-properties officeooo:rsid="02ac5d25"/>
    </style:style>
    <style:style style:name="T204" style:family="text">
      <style:text-properties officeooo:rsid="02adf65e"/>
    </style:style>
    <style:style style:name="T205" style:family="text">
      <style:text-properties officeooo:rsid="02b909bc"/>
    </style:style>
    <style:style style:name="T206" style:family="text">
      <style:text-properties officeooo:rsid="02bae9f7"/>
    </style:style>
    <style:style style:name="T207" style:family="text">
      <style:text-properties officeooo:rsid="02bcc9d6"/>
    </style:style>
    <style:style style:name="T208" style:family="text">
      <style:text-properties officeooo:rsid="02be703b"/>
    </style:style>
    <style:style style:name="T209" style:family="text">
      <style:text-properties officeooo:rsid="02c04494"/>
    </style:style>
    <style:style style:name="T210" style:family="text">
      <style:text-properties officeooo:rsid="02c2d1a9"/>
    </style:style>
    <style:style style:name="T211" style:family="text">
      <style:text-properties officeooo:rsid="02c8b9f3"/>
    </style:style>
    <style:style style:name="T212" style:family="text">
      <style:text-properties officeooo:rsid="02caa207"/>
    </style:style>
    <style:style style:name="T213" style:family="text">
      <style:text-properties officeooo:rsid="02cf77df"/>
    </style:style>
    <style:style style:name="T214" style:family="text">
      <style:text-properties officeooo:rsid="02d78e5f"/>
    </style:style>
    <style:style style:name="T215" style:family="text">
      <style:text-properties officeooo:rsid="02d93c53"/>
    </style:style>
    <style:style style:name="T216" style:family="text">
      <style:text-properties officeooo:rsid="02ddb7ae"/>
    </style:style>
    <style:style style:name="T217" style:family="text">
      <style:text-properties officeooo:rsid="02de63fd"/>
    </style:style>
    <style:style style:name="T218" style:family="text">
      <style:text-properties officeooo:rsid="02e0ce90"/>
    </style:style>
    <style:style style:name="T219" style:family="text">
      <style:text-properties officeooo:rsid="02e61279"/>
    </style:style>
    <style:style style:name="T220" style:family="text">
      <style:text-properties officeooo:rsid="02e7468a"/>
    </style:style>
    <style:style style:name="T221" style:family="text">
      <style:text-properties officeooo:rsid="02eb42f6"/>
    </style:style>
    <style:style style:name="T222" style:family="text">
      <style:text-properties officeooo:rsid="02ecaae1"/>
    </style:style>
    <style:style style:name="T223" style:family="text">
      <style:text-properties officeooo:rsid="02f2f894"/>
    </style:style>
    <style:style style:name="T224" style:family="text">
      <style:text-properties officeooo:rsid="02f34da4"/>
    </style:style>
    <style:style style:name="T225" style:family="text">
      <style:text-properties officeooo:rsid="02f6159c"/>
    </style:style>
    <style:style style:name="T226" style:family="text">
      <style:text-properties officeooo:rsid="02f68ede"/>
    </style:style>
    <style:style style:name="T227" style:family="text">
      <style:text-properties officeooo:rsid="02f75cff"/>
    </style:style>
    <style:style style:name="T228" style:family="text">
      <style:text-properties officeooo:rsid="02f8daa4"/>
    </style:style>
    <style:style style:name="T229" style:family="text">
      <style:text-properties officeooo:rsid="02fc36b0"/>
    </style:style>
    <style:style style:name="T230" style:family="text">
      <style:text-properties officeooo:rsid="02fd2f44"/>
    </style:style>
    <style:style style:name="T231" style:family="text">
      <style:text-properties officeooo:rsid="02fedfb3"/>
    </style:style>
    <style:style style:name="T232" style:family="text">
      <style:text-properties officeooo:rsid="03009f4e"/>
    </style:style>
    <style:style style:name="T233" style:family="text">
      <style:text-properties officeooo:rsid="030c9f78"/>
    </style:style>
    <style:style style:name="T234" style:family="text">
      <style:text-properties officeooo:rsid="0310b600"/>
    </style:style>
    <style:style style:name="T235" style:family="text">
      <style:text-properties officeooo:rsid="0314d9fc"/>
    </style:style>
    <style:style style:name="T236" style:family="text">
      <style:text-properties officeooo:rsid="0315ff0a"/>
    </style:style>
    <style:style style:name="T237" style:family="text">
      <style:text-properties officeooo:rsid="0316265c"/>
    </style:style>
    <style:style style:name="T238" style:family="text">
      <style:text-properties officeooo:rsid="031d52a5"/>
    </style:style>
    <style:style style:name="T239" style:family="text">
      <style:text-properties officeooo:rsid="031e78d2"/>
    </style:style>
    <style:style style:name="T240" style:family="text">
      <style:text-properties officeooo:rsid="031e9ad0"/>
    </style:style>
    <style:style style:name="T241" style:family="text">
      <style:text-properties officeooo:rsid="0322f994"/>
    </style:style>
    <style:style style:name="T242" style:family="text">
      <style:text-properties officeooo:rsid="032a662f"/>
    </style:style>
    <style:style style:name="T243" style:family="text">
      <style:text-properties officeooo:rsid="032bfa8c"/>
    </style:style>
    <style:style style:name="T244" style:family="text">
      <style:text-properties officeooo:rsid="0330513c"/>
    </style:style>
    <style:style style:name="T245" style:family="text">
      <style:text-properties officeooo:rsid="0330fa3a"/>
    </style:style>
    <style:style style:name="T246" style:family="text">
      <style:text-properties officeooo:rsid="03318eb6"/>
    </style:style>
    <style:style style:name="T247" style:family="text">
      <style:text-properties officeooo:rsid="03335a2a"/>
    </style:style>
    <style:style style:name="T248" style:family="text">
      <style:text-properties officeooo:rsid="0333db0d"/>
    </style:style>
    <style:style style:name="T249" style:family="text">
      <style:text-properties officeooo:rsid="033488df"/>
    </style:style>
    <style:style style:name="T250" style:family="text">
      <style:text-properties officeooo:rsid="03368357"/>
    </style:style>
    <style:style style:name="T251" style:family="text">
      <style:text-properties officeooo:rsid="0338a220"/>
    </style:style>
    <style:style style:name="T252" style:family="text">
      <style:text-properties officeooo:rsid="0339017b"/>
    </style:style>
    <style:style style:name="T253" style:family="text">
      <style:text-properties officeooo:rsid="033d6b2c"/>
    </style:style>
    <style:style style:name="T254" style:family="text">
      <style:text-properties officeooo:rsid="033ecc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The Ruby Masterclass</text:p>
      <text:p text:style-name="P201"/>
      <text:p text:style-name="P224">Contents:</text:p>
      <text:p text:style-name="P201"/>
      <text:p text:style-name="P201">SECTION <text:span text:style-name="T94">1: Getting Started</text:span></text:p>
      <text:p text:style-name="P117"><text:span text:style-name="T140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6">2. Installation <text:span text:style-name="T1">of the latest version of Ruby </text:span>on <text:span text:style-name="T6">GNU/Linux, Windows and Android:</text:span></text:p>
      <text:p text:style-name="P116">- <text:span text:style-name="T2">Arch / Arch Based systems, Fedora / CentOS / OpenSUSE systems, Debian / Debian based systems.</text:span></text:p>
      <text:p text:style-name="P116">- <text:span text:style-name="T7">Installation of Ruby on Windows based systems – with Devkit.</text:span></text:p>
      <text:p text:style-name="P115">- <text:span text:style-name="T8">Running Ruby on Android with Termux.</text:span></text:p>
      <text:p text:style-name="P43"/>
      <text:p text:style-name="P223">SECTION 2: Introduction to Standard Output and Interactive Ruby (REPL)</text:p>
      <text:p text:style-name="P114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0">SECTION <text:span text:style-name="T94">3</text:span>: Intro to Open Source Atom Editor</text:p>
      <text:p text:style-name="P113"><text:span text:style-name="T14">1.</text:span> Customizing the editor.</text:p>
      <text:p text:style-name="P113"><text:span text:style-name="T14">2.</text:span> Installing atom runner.</text:p>
      <text:p text:style-name="P113"><text:span text:style-name="T14">3.</text:span> <text:span text:style-name="T11">Using Atom runner and atom for convenience.</text:span></text:p>
      <text:p text:style-name="P1"/>
      <text:p text:style-name="P199">SECTION <text:span text:style-name="T94">4</text:span>: Familiarize Yourself with Ruby</text:p>
      <text:p text:style-name="P112">1. Intro to numbers</text:p>
      <text:p text:style-name="P40"><text:span text:style-name="T223">2</text:span>. Intr<text:span text:style-name="T9">o</text:span> to variables:</text:p>
      <text:p text:style-name="P158"><text:s text:c="4"/>- Intro to = and ||= assignment operator<text:span text:style-name="T16">s.</text:span></text:p>
      <text:p text:style-name="P40"><text:s text:c="4"/>- <text:span text:style-name="T88">local variables</text:span></text:p>
      <text:p text:style-name="P41"><text:s text:c="4"/>- <text:span text:style-name="T88">global variables.</text:span></text:p>
      <text:p text:style-name="P41"><text:span text:style-name="T223">3</text:span>. Intro to constants.</text:p>
      <text:p text:style-name="P147"><text:span text:style-name="T223">4</text:span>. Intro to object methods:</text:p>
      <text:p text:style-name="P147"><text:s text:c="4"/>- <text:s/><text:span text:style-name="T212">the `methods` method.</text:span></text:p>
      <text:p text:style-name="P147"><text:s text:c="4"/>- <text:s/><text:span text:style-name="T212">the `class` method.</text:span></text:p>
      <text:p text:style-name="P147"><text:s text:c="4"/>- <text:span text:style-name="T212">Intro to method chaining.</text:span></text:p>
      <text:p text:style-name="P147"><text:s text:c="4"/>- <text:span text:style-name="T213">Intro to syntactical sugar / syntactic shorthand.</text:span></text:p>
      <text:p text:style-name="P111"><text:span text:style-name="T223">5</text:span>. Intro to <text:span text:style-name="T211">c</text:span>omments:</text:p>
      <text:p text:style-name="P111"><text:s text:c="4"/>- Intro to <text:span text:style-name="T212">single </text:span>line comments.</text:p>
      <text:p text:style-name="P111"><text:s text:c="4"/>- <text:span text:style-name="T212">Intro to multi-line comments.</text:span></text:p>
      <text:p text:style-name="P30"><text:span text:style-name="T223">6.</text:span> <text:span text:style-name="T224">A brief i</text:span>ntro to String objects.</text:p>
      <text:p text:style-name="P30"><text:soft-page-break/><text:span text:style-name="T223">7</text:span>. Intro to the gets method.</text:p>
      <text:p text:style-name="P143"><text:span text:style-name="T223">8.</text:span> Intro to the tap method on objects.</text:p>
      <text:p text:style-name="P143"><text:span text:style-name="T223">9,</text:span> Intro to the then method on objects.</text:p>
      <text:p text:style-name="P30">1<text:span text:style-name="T223">0</text:span>. Quiz.</text:p>
      <text:p text:style-name="P30"/>
      <text:p text:style-name="P198">SECTION <text:span text:style-name="T94">5</text:span>: <text:span text:style-name="T15">Basic Arithmetic I</text:span></text:p>
      <text:p text:style-name="P110">1. Intro to Integer class <text:span text:style-name="T20">and Float class</text:span>.</text:p>
      <text:p text:style-name="P109">2. +, -, *, /, %, ** and other methods of Integer class.</text:p>
      <text:p text:style-name="P108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102">4. `odd?`, `even?` methods.</text:p>
      <text:p text:style-name="P107"><text:span text:style-name="T22">5</text:span>. <text:span text:style-name="T19">Integer / Float to String, String to Integer / Float conversion.</text:span></text:p>
      <text:p text:style-name="P106">6. More methods on <text:span text:style-name="T23">Float class: truncate, to_i, round, next_float, ceil, floor, zero?</text:span></text:p>
      <text:p text:style-name="P104">7. The nil? method on objects.</text:p>
      <text:p text:style-name="P125">8. The object_id methods on objects.</text:p>
      <text:p text:style-name="P105"><text:span text:style-name="T180">9</text:span>. The is_a?, <text:span text:style-name="T204">kind_of and === m</text:span>ethod<text:span text:style-name="T204">s</text:span>.</text:p>
      <text:p text:style-name="P142"><text:span text:style-name="T180">10</text:span>. The Spaceship <text:span text:style-name="T174">o</text:span>perator (&lt;=&gt;).</text:p>
      <text:p text:style-name="P130">1<text:span text:style-name="T203">1</text:span>. Intro to syntactical sugars / syntactic shorthand.</text:p>
      <text:p text:style-name="P155">1<text:span text:style-name="T222">2</text:span>. Binary, Octal, Hexadecimal <text:span text:style-name="T221">literals</text:span>.</text:p>
      <text:p text:style-name="P104"><text:span text:style-name="T180">13</text:span>. Quiz: <text:span text:style-name="T206">Celsius to Fahrenheit converter.</text:span></text:p>
      <text:p text:style-name="P155"/>
      <text:p text:style-name="P103"/>
      <text:p text:style-name="P197">SECTION <text:span text:style-name="T94">6</text:span>: Booleans</text:p>
      <text:p text:style-name="P148">[We will be using String and Integer / Float class for demonstration.]</text:p>
      <text:p text:style-name="P149">1. The true, false, and nil objects.</text:p>
      <text:p text:style-name="P102"><text:span text:style-name="T214">2</text:span>. Equality Operator (==) <text:span text:style-name="T215">and Inequality Operator (!=)</text:span></text:p>
      <text:p text:style-name="P150"><text:span text:style-name="T215">3</text:span>. <text:span text:style-name="T24">Greater Than Operator (&gt;)</text:span></text:p>
      <text:p text:style-name="P101"><text:span text:style-name="T215">4</text:span>. Lesser <text:span text:style-name="T25">T</text:span>han <text:span text:style-name="T25">Operator </text:span>(&lt;)</text:p>
      <text:p text:style-name="P101"><text:span text:style-name="T215">5</text:span>. Greater <text:span text:style-name="T25">T</text:span>han Equal (&gt;=)</text:p>
      <text:p text:style-name="P101"><text:span text:style-name="T215">6</text:span>. Lesser <text:span text:style-name="T25">T</text:span>han Equal (&lt;=)</text:p>
      <text:p text:style-name="P154">7. <text:span text:style-name="T216">Truthiness and falsiness,</text:span> not and ! <text:span text:style-name="T217">Operators.</text:span></text:p>
      <text:p text:style-name="P153">8. The Exclusive Or <text:span text:style-name="T219">method.</text:span></text:p>
      <text:p text:style-name="P152"><text:span text:style-name="T220">9</text:span>. <text:span text:style-name="T32">The respond_to? Method.</text:span></text:p>
      <text:p text:style-name="P37"><text:span text:style-name="T220">10.</text:span> Quiz: <text:span text:style-name="T218">Guess the outputs!</text:span></text:p>
      <text:p text:style-name="P42"/>
      <text:p text:style-name="P196">SECTION <text:span text:style-name="T94">7: Strings I</text:span></text:p>
      <text:p text:style-name="P167"><text:span text:style-name="T26">1. </text:span>Creating strings: ‘’, “”, %<text:span text:style-name="T27">q(), %Q(), %// syntax.</text:span></text:p>
      <text:p text:style-name="P168"><text:span text:style-name="T234">2</text:span>. String interpolation.</text:p>
      <text:p text:style-name="P100"><text:span text:style-name="T234">3</text:span>. Escape Characters.</text:p>
      <text:p text:style-name="P174">4. The * method.</text:p>
      <text:p text:style-name="P100"><text:span text:style-name="T242">5</text:span>. Using the ==, ===, eql? Methods</text:p>
      <text:p text:style-name="P100"><text:span text:style-name="T242">6</text:span>. <text:span text:style-name="T27">length, size, count methods.</text:span></text:p>
      <text:p text:style-name="P99"><text:span text:style-name="T242">7</text:span>. Using the upcase, downcase, <text:span text:style-name="T28">capitalize and swapcase methods.</text:span></text:p>
      <text:p text:style-name="P126"><text:span text:style-name="T242">8. </text:span>The reverse method on a string object.</text:p>
      <text:p text:style-name="P127"><text:span text:style-name="T242">9</text:span>. String concatenation:</text:p>
      <text:p text:style-name="P127"><text:s/>- + and += Operators.</text:p>
      <text:p text:style-name="P127"><text:s/>- concat method.</text:p>
      <text:p text:style-name="P127">- Shovel operator (&lt;&lt;).</text:p>
      <text:p text:style-name="P127"><text:soft-page-break/><text:s/>- <text:span text:style-name="T181">Efficient practices.</text:span></text:p>
      <text:p text:style-name="P98"><text:span text:style-name="T242">10</text:span>. The empty? Method on a string object.</text:p>
      <text:p text:style-name="P164"><text:span text:style-name="T182">11</text:span>. Extract character(s) from string using Bracket Syntax [].</text:p>
      <text:p text:style-name="P165">1<text:span text:style-name="T242">2.</text:span> Intro to mutation of string objects.</text:p>
      <text:p text:style-name="P151">1<text:span text:style-name="T242">3</text:span>. The clear and replace methods.</text:p>
      <text:p text:style-name="P97"><text:span text:style-name="T31">14</text:span>. The slice method with various arguments.</text:p>
      <text:p text:style-name="P128"><text:span text:style-name="T30">15.</text:span> <text:span text:style-name="T29">Introduction to bang methods on string.</text:span></text:p>
      <text:p text:style-name="P129">1<text:span text:style-name="T242">6</text:span>. Intro to chomp, chop, strip, lstrip, rstrip <text:span text:style-name="T239">and their complementary bang </text:span>methods.</text:p>
      <text:p text:style-name="P134">1<text:span text:style-name="T242">7</text:span>. Intro to index, rindex methods.</text:p>
      <text:p text:style-name="P134">1<text:span text:style-name="T242">8</text:span>. Intro to squeeze, squeeze! <text:span text:style-name="T195">M</text:span>ethods.</text:p>
      <text:p text:style-name="P176">19. The include? method.</text:p>
      <text:p text:style-name="P166"><text:span text:style-name="T244">20</text:span>. Quiz: <text:span text:style-name="T235">Palindrome in least SLOC.</text:span></text:p>
      <text:p text:style-name="P166"/>
      <text:p text:style-name="P195">SECTION <text:span text:style-name="T94">8</text:span>: Methods <text:span text:style-name="T33">I</text:span></text:p>
      <text:p text:style-name="P27">1. Introduction to the def keyword.</text:p>
      <text:p text:style-name="P27">2. Introduction to the complementary define_method keyword.</text:p>
      <text:p text:style-name="P27">3. <text:span text:style-name="T243">Default Return values.</text:span></text:p>
      <text:p text:style-name="P96">4. Parameters and <text:span text:style-name="T232">a</text:span>rguments.</text:p>
      <text:p text:style-name="P37"><text:span text:style-name="T243">5</text:span>. More on <text:span text:style-name="T232">r</text:span>eturning <text:span text:style-name="T232">b</text:span>ooleans.</text:p>
      <text:p text:style-name="P162"><text:span text:style-name="T243">6</text:span>. Calling a method from another method.</text:p>
      <text:p text:style-name="P175">7. Challenge: Adding binary numbers in method!</text:p>
      <text:p text:style-name="P163"><text:span text:style-name="T243">8</text:span>. <text:span text:style-name="T233">Challenge</text:span>: <text:span text:style-name="T142">Creating our custom include? Method.</text:span></text:p>
      <text:p text:style-name="P37"/>
      <text:p text:style-name="P194">SECTION <text:span text:style-name="T35">9: </text:span>Conditions<text:span text:style-name="T250">, Eager Operators and Short-Circuit Operators</text:span></text:p>
      <text:p text:style-name="P37">1. The if keyword <text:span text:style-name="T37">with and without then keyword.</text:span></text:p>
      <text:p text:style-name="P95">2. Intro to <text:span text:style-name="T249">statement</text:span> modifiers.</text:p>
      <text:p text:style-name="P37"><text:span text:style-name="T39">3</text:span>. <text:span text:style-name="T165">Reviewing t</text:span>ruthiness and falsiness.</text:p>
      <text:p text:style-name="P37"><text:span text:style-name="T39">4</text:span>. <text:span text:style-name="T166">Intro to</text:span> if, <text:span text:style-name="T166">elsif, and nested if conditions.</text:span></text:p>
      <text:p text:style-name="P37"><text:span text:style-name="T39">5</text:span>. The <text:span text:style-name="T37">unless keyword.</text:span></text:p>
      <text:p text:style-name="P37"><text:span text:style-name="T39">6</text:span>. The &amp;&amp;, &amp;, and <text:span text:style-name="T34">Operators</text:span>.</text:p>
      <text:p text:style-name="P37"><text:span text:style-name="T39">7</text:span>. The ||, |, or <text:span text:style-name="T34">Operators</text:span>.</text:p>
      <text:p text:style-name="P37"><text:span text:style-name="T39">8</text:span>. Parentheses and Precedence.</text:p>
      <text:p text:style-name="P37"><text:span text:style-name="T227">9</text:span>. <text:span text:style-name="T33">The ternary operator.</text:span></text:p>
      <text:p text:style-name="P229">1<text:span text:style-name="T253">0</text:span>. <text:span text:style-name="T229">The </text:span>case statement<text:span text:style-name="T252"> and intro to basic Range objects.</text:span></text:p>
      <text:p text:style-name="P230">1<text:span text:style-name="T254">1</text:span>. The case subsumption operator (===).</text:p>
      <text:p text:style-name="P39"><text:span text:style-name="T228">12.</text:span> <text:span text:style-name="T226">Challenge</text:span>: <text:span text:style-name="T225">Grade Calculator in least SLOC.</text:span></text:p>
      <text:p text:style-name="P38"/>
      <text:p text:style-name="P193"><text:span text:style-name="T151">SECTION 10</text:span>: Loops and Iterations - <text:span text:style-name="T71">I</text:span></text:p>
      <text:p text:style-name="P94">1. Introduction to time<text:span text:style-name="T167">s </text:span>loop.</text:p>
      <text:p text:style-name="P94">2. Introduction to while loop.</text:p>
      <text:p text:style-name="P177">3. Introduction to until loop.</text:p>
      <text:p text:style-name="P94"><text:span text:style-name="T251">4</text:span>. Introduction to for loop.</text:p>
      <text:p text:style-name="P37"/>
      <text:p text:style-name="P192">SECTION <text:span text:style-name="T94">11</text:span>: <text:span text:style-name="T38">Challenge FizzBuzz in the least lines of code.</text:span></text:p>
      <text:p text:style-name="P93"/>
      <text:p text:style-name="P191">SECTION <text:span text:style-name="T94">12</text:span>: <text:span text:style-name="T40">Range Objects in Detail</text:span></text:p>
      <text:p text:style-name="P92">1. Intro to Range objects.</text:p>
      <text:p text:style-name="P92"><text:soft-page-break/>2. Alphabetical Ranges.</text:p>
      <text:p text:style-name="P92">3. Numerical Ranges.</text:p>
      <text:p text:style-name="P71">4. to_a method.</text:p>
      <text:p text:style-name="P92"><text:span text:style-name="T55">5</text:span>. The .size method.</text:p>
      <text:p text:style-name="P92"><text:span text:style-name="T55">6</text:span>. min, max, minmax methods.</text:p>
      <text:p text:style-name="P92"><text:span text:style-name="T55">7</text:span>. min_by, max_by, minmax_by methods.</text:p>
      <text:p text:style-name="P91"><text:span text:style-name="T55">8</text:span>. The include? method.</text:p>
      <text:p text:style-name="P91"><text:span text:style-name="T55">9</text:span>. The cover? <text:span text:style-name="T245">m</text:span>ethod.</text:p>
      <text:p text:style-name="P73">10. The Kernel.rand / <text:span text:style-name="T57">rand method.</text:span></text:p>
      <text:p text:style-name="P90">11. The exclude_end? <text:span text:style-name="T175">m</text:span>ethod.</text:p>
      <text:p text:style-name="P156"><text:span text:style-name="T55">12</text:span>. <text:span text:style-name="T41">Quiz: Converting a Range of Hexadecimal numbers to decimal.</text:span></text:p>
      <text:p text:style-name="P157">13. Quiz: Adding a Range of binary numbers!</text:p>
      <text:p text:style-name="P27"/>
      <text:p text:style-name="P188">SECTION <text:span text:style-name="T94">13</text:span>: Accessing ruby-doc.org, <text:span text:style-name="T50">apidock.com for online documentation.</text:span></text:p>
      <text:p text:style-name="P189"><text:s/><text:tab/><text:tab/>Using ri for <text:span text:style-name="T168">accessing </text:span>offline documentation on Linux, Termux, and Windows.</text:p>
      <text:p text:style-name="P78"/>
      <text:p text:style-name="P190">SECTION <text:span text:style-name="T94">14</text:span>: Accessing Ruby <text:span text:style-name="T193">Interpreters</text:span> <text:span text:style-name="T193">O</text:span>nline.</text:p>
      <text:p text:style-name="P190"/>
      <text:p text:style-name="P187">SECTION <text:span text:style-name="T94">15</text:span>: Array I</text:p>
      <text:p text:style-name="P36">1. Intro to Arrays</text:p>
      <text:p text:style-name="P89">2. Creating Array with Bracket Syntax.</text:p>
      <text:p text:style-name="P89">3. Creating an Array with Array.new</text:p>
      <text:p text:style-name="P89">4. Using %w() <text:span text:style-name="T189">or </text:span>%<text:span text:style-name="T189">w{ } or %w[] syntax.</text:span></text:p>
      <text:p text:style-name="P84">5. The size, length, and count methods.</text:p>
      <text:p text:style-name="P87"><text:span text:style-name="T49">6</text:span>. Accessing Array Items <text:span text:style-name="T46">with Bracket Syntax.</text:span></text:p>
      <text:p text:style-name="P132">7. The index method.</text:p>
      <text:p text:style-name="P133">8. Finding array elements with the find, and select methods.</text:p>
      <text:p text:style-name="P88"><text:span text:style-name="T191">9</text:span>. the sort method.</text:p>
      <text:p text:style-name="P68"><text:span text:style-name="T191">10</text:span>. The reverse method.</text:p>
      <text:p text:style-name="P87"><text:span text:style-name="T191">11</text:span>. The push, append, <text:span text:style-name="T54">concat, +=</text:span> <text:span text:style-name="T45">and the Shovel Operator (&lt;&lt;).</text:span></text:p>
      <text:p text:style-name="P87"><text:span text:style-name="T158">12</text:span>. The pop, delete, delete_at methods.</text:p>
      <text:p text:style-name="P86"><text:span text:style-name="T49">13.</text:span> shift and unshift Methods.</text:p>
      <text:p text:style-name="P85"><text:span text:style-name="T49">14.</text:span> <text:span text:style-name="T42">Accessing array elements with fetch method.</text:span></text:p>
      <text:p text:style-name="P84"><text:span text:style-name="T49">15</text:span>. Using the slice method.</text:p>
      <text:p text:style-name="P84"><text:span text:style-name="T49">16</text:span>. <text:span text:style-name="T43">Overwrite values with the bracket syntax.</text:span></text:p>
      <text:p text:style-name="P83">1<text:span text:style-name="T191">7</text:span>. <text:span text:style-name="T44">The first, and last methods.</text:span></text:p>
      <text:p text:style-name="P82">1<text:span text:style-name="T191">8</text:span>. <text:span text:style-name="T47">Equality and Inequality Operators.</text:span></text:p>
      <text:p text:style-name="P81">1<text:span text:style-name="T191">9</text:span>. The Spaceship <text:span text:style-name="T48">(&lt;=&gt;) </text:span>operator.</text:p>
      <text:p text:style-name="P80"><text:span text:style-name="T191">20</text:span>. sort method with &lt;=&gt; operator<text:span text:style-name="T53">s.</text:span></text:p>
      <text:p text:style-name="P79"><text:span text:style-name="T191">21</text:span>. Quiz.</text:p>
      <text:p text:style-name="P27"/>
      <text:p text:style-name="P77"><text:span text:style-name="T134">SECTION </text:span><text:span text:style-name="T135">16</text:span><text:span text:style-name="T134">: </text:span><text:span text:style-name="T136">Array II</text:span><text:line-break/><text:span text:style-name="T51">1. The uniq and uniq! methods.</text:span></text:p>
      <text:p text:style-name="P76">2. <text:span text:style-name="T52">The inject / reduce method for one liners!</text:span></text:p>
      <text:p text:style-name="P75">3. The sum method.</text:p>
      <text:p text:style-name="P74"><text:span text:style-name="T56">4</text:span>. <text:span text:style-name="T55">The clone and dup method.</text:span></text:p>
      <text:p text:style-name="P71">5. The flat_map method.</text:p>
      <text:p text:style-name="P71"><text:soft-page-break/>6. The clear method.</text:p>
      <text:p text:style-name="P71"><text:span text:style-name="T56">7</text:span>. The permutation and combination methods.</text:p>
      <text:p text:style-name="P68"><text:span text:style-name="T56">8</text:span>. The <text:span text:style-name="T190">select!, </text:span>reject, reject!, <text:span text:style-name="T60">drop, drop_while</text:span> Methods</text:p>
      <text:p text:style-name="P73">9. the find, <text:span text:style-name="T59">any?, all? Methods.</text:span></text:p>
      <text:p text:style-name="P73">10. Quiz: <text:span text:style-name="T101">Make our custom select method.</text:span></text:p>
      <text:p text:style-name="P68"><text:span text:style-name="T58">11</text:span>. The shuffle, <text:span text:style-name="T61">shuffle!</text:span> Method<text:span text:style-name="T61">s.</text:span></text:p>
      <text:p text:style-name="P68"><text:span text:style-name="T58">12</text:span>. The sample method.</text:p>
      <text:p text:style-name="P73">1<text:span text:style-name="T58">3</text:span>. The rotate method.</text:p>
      <text:p text:style-name="P73">1<text:span text:style-name="T58">4</text:span>. The empty? Method.</text:p>
      <text:p text:style-name="P73">1<text:span text:style-name="T58">5</text:span>. The cycle method.</text:p>
      <text:p text:style-name="P73">1<text:span text:style-name="T58">6</text:span>. The each_with_object method</text:p>
      <text:p text:style-name="P73">1<text:span text:style-name="T58">7</text:span>. The compact, and compact! Methods.</text:p>
      <text:p text:style-name="P72">18. Quiz: <text:span text:style-name="T102">Make our custom compact! Method.</text:span></text:p>
      <text:p text:style-name="P71"/>
      <text:p text:style-name="P186">SECTION <text:span text:style-name="T94">17</text:span>: Array III</text:p>
      <text:p text:style-name="P70">1. the each <text:span text:style-name="T62">and for loops.</text:span></text:p>
      <text:p text:style-name="P69">2<text:span text:style-name="T52">. The map / collect, map! / collect! method for one liners!</text:span></text:p>
      <text:p text:style-name="P68">3. The <text:span text:style-name="T61">take method.</text:span></text:p>
      <text:p text:style-name="P67">4. The freeze method.</text:p>
      <text:p text:style-name="P67">5. Nested arrays and transpose method.</text:p>
      <text:p text:style-name="P144">6. Array Union and Intersection.</text:p>
      <text:p text:style-name="P67"><text:span text:style-name="T207">7</text:span>. Quiz: <text:span text:style-name="T103">Create our custom transpose method.</text:span></text:p>
      <text:p text:style-name="P66"><text:span text:style-name="T207">8</text:span>. Unpacking one and multidimensional arrays.</text:p>
      <text:p text:style-name="P66"><text:span text:style-name="T207">9</text:span>. <text:span text:style-name="T208">T</text:span>he partition method.</text:p>
      <text:p text:style-name="P145">10. The group_by method.</text:p>
      <text:p text:style-name="P145"/>
      <text:p text:style-name="P65"><text:span text:style-name="T134">SECTION </text:span><text:span text:style-name="T135">18: Symbol</text:span><text:span text:style-name="T94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34">SECTION </text:span><text:span text:style-name="T135">19</text:span><text:span text:style-name="T134">: Hash</text:span><text:line-break/>1. Intro to Hash Objects.</text:p>
      <text:p text:style-name="P64">2. Adding Key and Value pairs with Bracket Syntax: <text:span text:style-name="T104">Using various Objects as key-value pair.</text:span></text:p>
      <text:p text:style-name="P64"><text:span text:style-name="T63">3</text:span>. The fetch method on a Hash.</text:p>
      <text:p text:style-name="P64"><text:span text:style-name="T63">4</text:span>. The store method.</text:p>
      <text:p text:style-name="P8">5. The merge <text:span text:style-name="T179">and merge!</text:span> method<text:span text:style-name="T178">s</text:span>.</text:p>
      <text:p text:style-name="P64"><text:span text:style-name="T65">6</text:span>. <text:span text:style-name="T63">The clear method.</text:span></text:p>
      <text:p text:style-name="P10"><text:span text:style-name="T65">7</text:span>. The length and empty? methods</text:p>
      <text:p text:style-name="P10"><text:span text:style-name="T65">8</text:span>. The keys and values methods.</text:p>
      <text:p text:style-name="P10"><text:span text:style-name="T65">9</text:span>. The each method for iteration.</text:p>
      <text:p text:style-name="P10"><text:span text:style-name="T65">10</text:span>. The flatten method, <text:span text:style-name="T64">and conversion of Hash to Array and vice versa.</text:span></text:p>
      <text:p text:style-name="P63"><text:span text:style-name="T65">11</text:span>. Quiz.</text:p>
      <text:p text:style-name="P63"><text:span text:style-name="T65">12</text:span>. The sort and sort_by methods.</text:p>
      <text:p text:style-name="P63">1<text:span text:style-name="T65">3</text:span>. <text:span text:style-name="T65">The default_proc method on a Hash.</text:span></text:p>
      <text:p text:style-name="P8">14. The select and reject method on a Hash.</text:p>
      <text:p text:style-name="P8"><text:soft-page-break/></text:p>
      <text:p text:style-name="P185">SECTION <text:span text:style-name="T94">20:</text:span> Count the occurrence of words in a<text:span text:style-name="T202">n Array</text:span> <text:span text:style-name="T202">and return a Hash (Enumerable#tally) </text:span>with as fewer lines of code as possible.</text:p>
      <text:p text:style-name="P10"/>
      <text:p text:style-name="P184">SECTION <text:span text:style-name="T94">21: Methods II</text:span></text:p>
      <text:p text:style-name="P62">1. Splat Arguments.</text:p>
      <text:p text:style-name="P8"><text:span text:style-name="T66">2</text:span>. Intro to Blocks.</text:p>
      <text:p text:style-name="P8"><text:span text:style-name="T66">3</text:span>. The yield keyword.</text:p>
      <text:p text:style-name="P9">4, Additional arguments in a method with a block.</text:p>
      <text:p text:style-name="P8"><text:span text:style-name="T105">5</text:span>. Calling blocks with .call(), [], .[](), .===(), and .() methods, <text:span text:style-name="T67">and &amp;:method syntax.</text:span></text:p>
      <text:p text:style-name="P8"><text:span text:style-name="T105">6</text:span>. The block_given? <text:span text:style-name="T209">m</text:span>ethod.</text:p>
      <text:p text:style-name="P33"><text:span text:style-name="T105">7</text:span>. { } vs. do end block.</text:p>
      <text:p text:style-name="P35">8. aliasing methods – <text:span text:style-name="T150">the alias keyword.</text:span></text:p>
      <text:p text:style-name="P146">9. The method() method:</text:p>
      <text:p text:style-name="P146"><text:s text:c="4"/>- calling methods with .call method.</text:p>
      <text:p text:style-name="P146"><text:s text:c="4"/>- knowing the owner of a method.</text:p>
      <text:p text:style-name="P146"><text:s text:c="4"/>- Using the arity method.</text:p>
      <text:p text:style-name="P146">10. Using the instance_method method </text:p>
      <text:p text:style-name="P146"/>
      <text:p text:style-name="P185">SECTION: <text:span text:style-name="T94">22</text:span>: Procs and Lambdas</text:p>
      <text:p text:style-name="P8">1. Intro to Procs.</text:p>
      <text:p text:style-name="P33">2. <text:span text:style-name="T68">Quiz.</text:span></text:p>
      <text:p text:style-name="P32">3. Intro to lambdas.</text:p>
      <text:p text:style-name="P32">4. Lambda vs. Proc.</text:p>
      <text:p text:style-name="P146">5. <text:span text:style-name="T210">The arity method.</text:span></text:p>
      <text:p text:style-name="P32"/>
      <text:p text:style-name="P183">SECTION <text:span text:style-name="T94">23</text:span>: <text:span text:style-name="T94">Loops and </text:span>Iterations <text:span text:style-name="T94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90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98">Revising </text:span>map / inject loop <text:span text:style-name="T97">for one-liners.</text:span></text:p>
      <text:p text:style-name="P59">1<text:span text:style-name="T97">2</text:span>. Quiz: <text:span text:style-name="T91">Creating our own</text:span> loops.</text:p>
      <text:p text:style-name="P32"/>
      <text:p text:style-name="P11"><text:span text:style-name="T134">SECTION </text:span><text:span text:style-name="T135">24</text:span><text:span text:style-name="T134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69">The monday?, tuesday?, wednesday?, etc. methods.</text:span></text:p>
      <text:p text:style-name="P11">6. <text:span text:style-name="T70">The String Parse Time, Time gem, and its methods.</text:span></text:p>
      <text:p text:style-name="P159"><text:soft-page-break/>7. Using the Date gem.</text:p>
      <text:p text:style-name="P160">8. Challe<text:span text:style-name="T231">n</text:span>ge <text:span text:style-name="T230">1</text:span>: <text:span text:style-name="T230">Time converter.</text:span></text:p>
      <text:p text:style-name="P161">9. Challenge 2: </text:p>
      <text:p text:style-name="P11"/>
      <text:p text:style-name="P202">SECTION <text:span text:style-name="T94">25</text:span>: <text:span text:style-name="T72">Introduction to File IO</text:span></text:p>
      <text:p text:style-name="P58">1. Introduction to <text:s/><text:span text:style-name="T72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79"><text:s/>- Using the write method from File class.</text:p>
      <text:p text:style-name="P19">3. <text:span text:style-name="T158">R</text:span>eading Linux’s <text:span text:style-name="T73">/dev/urandom for a custom random generator.</text:span></text:p>
      <text:p text:style-name="P178"><text:span text:style-name="T158">4</text:span>. Using the zero? method from File class.</text:p>
      <text:p text:style-name="P178"><text:span text:style-name="T158">5</text:span>. Using the exists? method from File class.</text:p>
      <text:p text:style-name="P19"><text:span text:style-name="T76">6</text:span><text:span text:style-name="T73">. Using readable? , </text:span><text:span text:style-name="T78">writable</text:span><text:span text:style-name="T74">?, </text:span><text:span text:style-name="T78">executable</text:span><text:span text:style-name="T74">? m</text:span><text:span text:style-name="T73">ethod</text:span><text:span text:style-name="T79">s</text:span><text:span text:style-name="T73"> from File class.</text:span></text:p>
      <text:p text:style-name="P19"><text:span text:style-name="T76">7</text:span><text:span text:style-name="T73">. Intro to blockdev?, chardev?, </text:span><text:span text:style-name="T74">symlink? </text:span><text:span text:style-name="T77">m</text:span><text:span text:style-name="T74">ethods.</text:span></text:p>
      <text:p text:style-name="P180"><text:span text:style-name="T158">8</text:span>. Loading gems into Ruby:</text:p>
      <text:p text:style-name="P180"><text:s text:c="4"/>- The load method.</text:p>
      <text:p text:style-name="P180"><text:s text:c="4"/>- The require_relative method.</text:p>
      <text:p text:style-name="P180"><text:s text:c="4"/>- The require method.</text:p>
      <text:p text:style-name="P57"><text:span text:style-name="T73"><text:s text:c="4"/>- The Kernel</text:span><text:span text:style-name="T75">#</text:span><text:span text:style-name="T73">require method.</text:span></text:p>
      <text:p text:style-name="P181"><text:span text:style-name="T158">9</text:span>. Introduction to <text:span text:style-name="T169">the </text:span>standard library.</text:p>
      <text:p text:style-name="P182"><text:span text:style-name="T158">10</text:span>. Using the prime gem from <text:span text:style-name="T169">the </text:span>standard library.</text:p>
      <text:p text:style-name="P182">1<text:span text:style-name="T197">1</text:span>. Quiz: Creating an Eratosthenes Generator!</text:p>
      <text:p text:style-name="P181"><text:span text:style-name="T155">12.</text:span> The gem command.</text:p>
      <text:p text:style-name="P181">1<text:span text:style-name="T197">3</text:span>. <text:span text:style-name="T100">Intro to </text:span>www.rubygems.org</text:p>
      <text:p text:style-name="P11"/>
      <text:p text:style-name="P225">SECTION <text:span text:style-name="T95">26</text:span>: String II: <text:span text:style-name="T80">Regular Expressions (Regexp)</text:span></text:p>
      <text:p text:style-name="P31">1. The include? method<text:span text:style-name="T246">.</text:span></text:p>
      <text:p text:style-name="P31">2. The start_with?, end_with? methods.</text:p>
      <text:p text:style-name="P31">3. Intro to <text:span text:style-name="T152">r</text:span>ubular.com<text:span text:style-name="T247">.</text:span></text:p>
      <text:p text:style-name="P31">4. The scan method.</text:p>
      <text:p text:style-name="P31">5. The <text:span text:style-name="T81">sub, and gsub methods.</text:span></text:p>
      <text:p text:style-name="P170"><text:span text:style-name="T170">6</text:span>. Class Regexp<text:span text:style-name="T248">.</text:span></text:p>
      <text:p text:style-name="P13"><text:span text:style-name="T170">7</text:span>. <text:span text:style-name="T237">Challenge</text:span>: <text:span text:style-name="T142">Creating a camelize method.</text:span></text:p>
      <text:p text:style-name="P13"/>
      <text:p text:style-name="P203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69">6. <text:span text:style-name="T152">Intro to various here documents.</text:span></text:p>
      <text:p text:style-name="P171">7. The bytesize method.</text:p>
      <text:p text:style-name="P172">8. The ord and chr methods.</text:p>
      <text:p text:style-name="P173">9. The pack and unpack methods.</text:p>
      <text:p text:style-name="P45"><text:span text:style-name="T238">10</text:span>. <text:span text:style-name="T236">Challenge</text:span>: Our custom chars method.</text:p>
      <text:p text:style-name="P13"/>
      <text:p text:style-name="P204">SECTION <text:span text:style-name="T95">28</text:span>: Using <text:span text:style-name="T141">the </text:span>Internet</text:p>
      <text:p text:style-name="P12"><text:soft-page-break/>1. Using the net/http <text:span text:style-name="T119">standard library </text:span>gem.</text:p>
      <text:p text:style-name="P12">2. Using the open-uri <text:span text:style-name="T119">standard library </text:span>gem.</text:p>
      <text:p text:style-name="P25">3. Downloading images and music with Ruby.</text:p>
      <text:p text:style-name="P13"/>
      <text:p text:style-name="P205">SECTION <text:span text:style-name="T95">29: Cryptography - </text:span>String I<text:span text:style-name="T96">V</text:span> </text:p>
      <text:p text:style-name="P12">1. Using the crypt <text:span text:style-name="T83">method</text:span> for cryptography.</text:p>
      <text:p text:style-name="P12">2. Breaking Linux encryption by brute forc<text:span text:style-name="T170">e</text:span>.</text:p>
      <text:p text:style-name="P12">3. Using Permutation to generate passwords.</text:p>
      <text:p text:style-name="P55">4. Using the digest gem <text:span text:style-name="T149">from the standard library</text:span>.</text:p>
      <text:p text:style-name="P55">5. Using the openssl gem <text:span text:style-name="T149">from the standard library</text:span>.</text:p>
      <text:p text:style-name="P137">6. The Kernel.eval / binding.eval() methods.</text:p>
      <text:p text:style-name="P136"><text:span text:style-name="T205">7</text:span>. Have I been pawned?</text:p>
      <text:p text:style-name="P12"/>
      <text:p text:style-name="P204"><text:span text:style-name="T141">SECTION 30: </text:span>Generating Random passwords <text:span text:style-name="T84">after confirming if they</text:span></text:p>
      <text:p text:style-name="P204"><text:s text:c="4"/><text:span text:style-name="T82">have been leaked or not.</text:span></text:p>
      <text:p text:style-name="P12"/>
      <text:p text:style-name="P206">SECTION <text:span text:style-name="T96">31</text:span>: Classes I</text:p>
      <text:p text:style-name="P54">1. Intro to classes.</text:p>
      <text:p text:style-name="P54">2. The class method on every <text:span text:style-name="T171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71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5">Shortcuts to getters and setters:</text:span></text:p>
      <text:p text:style-name="P54"><text:s text:c="4"/>- <text:span text:style-name="T85">attr_reader.</text:span></text:p>
      <text:p text:style-name="P54"><text:s text:c="4"/>- <text:span text:style-name="T85">attr_writer.</text:span></text:p>
      <text:p text:style-name="P54"><text:s text:c="4"/>- <text:span text:style-name="T85">attr_accessor.</text:span></text:p>
      <text:p text:style-name="P52">13. Adding <text:span text:style-name="T172">parameters</text:span> to instance other methods.</text:p>
      <text:p text:style-name="P52">14. Intro to self keyword and singleton methods.</text:p>
      <text:p text:style-name="P53">1<text:span text:style-name="T158">5</text:span>. Quiz.</text:p>
      <text:p text:style-name="P11"/>
      <text:p text:style-name="P52"><text:span text:style-name="T134">SECTION </text:span><text:span text:style-name="T137">32</text:span><text:span text:style-name="T134">: </text:span><text:span text:style-name="T138">Modules and Mixins</text:span><text:span text:style-name="T86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53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4">9. Intro to the Enumerable <text:span text:style-name="T176">module.</text:span></text:p>
      <text:p text:style-name="P50"><text:span text:style-name="T177">10</text:span>. Quiz.</text:p>
      <text:p text:style-name="P50"/>
      <text:p text:style-name="P207"><text:soft-page-break/>SECTION: <text:span text:style-name="T96">33</text:span>: <text:span text:style-name="T87">Classes II</text:span></text:p>
      <text:p text:style-name="P49"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18">7. <text:span text:style-name="T149">Revising </text:span>methods <text:span text:style-name="T149">aliasing.</text:span></text:p>
      <text:p text:style-name="P119">8. Unbound Method.</text:p>
      <text:p text:style-name="P48"><text:span text:style-name="T157">9</text:span>. Quiz.</text:p>
      <text:p text:style-name="P34"/>
      <text:p text:style-name="P208">SECTION <text:span text:style-name="T96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5">7. instance_eval method.</text:p>
      <text:p text:style-name="P47"><text:span text:style-name="T198">8</text:span>. <text:span text:style-name="T237">Challenge: Defining prev and prev! methods on String class.</text:span></text:p>
      <text:p text:style-name="P5"/>
      <text:p text:style-name="P6"><text:span text:style-name="T134">SECTION </text:span><text:span text:style-name="T137">35</text:span><text:span text:style-name="T134">: Introduction to Error Handling</text:span><text:line-break/>1. Intro to the begin, rescue, else, ensure keywords.</text:p>
      <text:p text:style-name="P6">2. <text:span text:style-name="T89">Intro to </text:span>BEGIN, END, exit, exit!, abort, at_exit.</text:p>
      <text:p text:style-name="P6">3. <text:span text:style-name="T89">Intro to the retry keyword.</text:span></text:p>
      <text:p text:style-name="P6"/>
      <text:p text:style-name="P209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99">Refining Array, String and a class.</text:span></text:p>
      <text:p text:style-name="P4"/>
      <text:p text:style-name="P210">SECTION <text:span text:style-name="T96">37</text:span>: <text:span text:style-name="T92">Challenge: Enhancing our password generator.</text:span></text:p>
      <text:p text:style-name="P3"/>
      <text:p text:style-name="P211">SECTION <text:span text:style-name="T96">38</text:span>: Challenge: Anagrams <text:span text:style-name="T93">from a 100K words open dictionary file.</text:span></text:p>
      <text:p text:style-name="P212"/>
      <text:p text:style-name="P213">SECTION <text:span text:style-name="T96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43">ing</text:span> rdoc to generate own HTML documentation.</text:p>
      <text:p text:style-name="P213"/>
      <text:p text:style-name="P2"><text:span text:style-name="T134">SECTION </text:span><text:span text:style-name="T139">40</text:span><text:span text:style-name="T134">: Introduction to benchmarking</text:span><text:line-break/>1. Use the benchmark gem <text:span text:style-name="T144">from the standard library</text:span>.</text:p>
      <text:p text:style-name="P2">2. Performance comparison between loops.</text:p>
      <text:p text:style-name="P2"><text:span text:style-name="T200">3</text:span>. <text:span text:style-name="T200">Performance comparison: String Concatenation: +=, concat, and &lt;&lt; methods</text:span>.</text:p>
      <text:p text:style-name="P140">4. Performance comparison: Array concatenation: +, concat, push, append, &lt;&lt;, unshift methods.</text:p>
      <text:p text:style-name="P140">5. Performance comparison: Array pop, delete_at, shift, <text:s/>methods.</text:p>
      <text:p text:style-name="P2"><text:span text:style-name="T200">6</text:span>. <text:span text:style-name="T200">Benchmarking 3 Array uniq sorts (no algorithm).</text:span></text:p>
      <text:p text:style-name="P140"><text:soft-page-break/>7. Benchmarking bubblesort, mergesort, and ruby’s quicksort.</text:p>
      <text:p text:style-name="P140">8. Benchmarking method call, lambda call, proc call, stabby lambda call.</text:p>
      <text:p text:style-name="P46"><text:span text:style-name="T200">9</text:span>. <text:span text:style-name="T192">Intro to</text:span> ObjectSpace.</text:p>
      <text:p text:style-name="P46"/>
      <text:p text:style-name="P214">SECTION 4<text:span text:style-name="T106">1</text:span>. Introducing my ‘<text:span text:style-name="T164">patched-irb’ </text:span>for <text:span text:style-name="T164">Students’</text:span> <text:span text:style-name="T164">C</text:span>onvenience.</text:p>
      <text:p text:style-name="P214"/>
      <text:p text:style-name="P215">SECTION 4<text:span text:style-name="T110">2</text:span>: Executing Shell commands</text:p>
      <text:p text:style-name="P21">1. Using <text:span text:style-name="T111">back-ticks</text:span> <text:span text:style-name="T110">(``).</text:span></text:p>
      <text:p text:style-name="P22">2. Using %x() or %x{ } or %x[] syntax.</text:p>
      <text:p text:style-name="P22">3. <text:span text:style-name="T111">Calling the </text:span>system method.</text:p>
      <text:p text:style-name="P22">4. Using the open3 gem <text:span text:style-name="T154">from the standard library</text:span>.</text:p>
      <text:p text:style-name="P131">5. <text:span text:style-name="T156">Intro to the </text:span>shell <text:span text:style-name="T112">gem from the standard library.</text:span></text:p>
      <text:p text:style-name="P14"/>
      <text:p text:style-name="P216">SECTION 4<text:span text:style-name="T141">3</text:span>: <text:span text:style-name="T194">Standard Input, Standard Output, Standard Error and </text:span>ANSI Escape sequences</text:p>
      <text:p text:style-name="P21">1. <text:span text:style-name="T159">Colourize your strings!</text:span></text:p>
      <text:p text:style-name="P121">2. Gradient <text:span text:style-name="T183">RGB </text:span>colours <text:span text:style-name="T183">on strings</text:span>.</text:p>
      <text:p text:style-name="P14"><text:span text:style-name="T159">3.</text:span> <text:span text:style-name="T109">B</text:span>link<text:span text:style-name="T109">ing</text:span> / <text:span text:style-name="T109">underlining </text:span>text<text:span text:style-name="T109">s</text:span> and <text:span text:style-name="T109">many more</text:span>.</text:p>
      <text:p text:style-name="P21"><text:span text:style-name="T159">4</text:span>. Replicating the `clear` command with A<text:span text:style-name="T187">NS</text:span>I Escape Sequence!</text:p>
      <text:p text:style-name="P120"><text:span text:style-name="T159">5</text:span>. Looking at <text:span text:style-name="T162">STDIN, STDOUT, STDERR classes.</text:span></text:p>
      <text:p text:style-name="P120"><text:span text:style-name="T159">6</text:span>. Looking at <text:span text:style-name="T160">50 </text:span>ways to print “<text:span text:style-name="T160">Hello World” </text:span>to <text:span text:style-name="T161">the </text:span>standard output!</text:p>
      <text:p text:style-name="P138">7. Looking <text:span text:style-name="T162">at the Warning module.</text:span></text:p>
      <text:p text:style-name="P139">8. Kernel.warn() vs. Warning.warn().</text:p>
      <text:p text:style-name="P141">9. Looking at the SimpleDelegator class and patching $stdout object.</text:p>
      <text:p text:style-name="P122"><text:span text:style-name="T201">10</text:span>. Intro to ‘io/console’ gem from <text:span text:style-name="T188">the</text:span> standard library:</text:p>
      <text:p text:style-name="P122"><text:s/>- <text:span text:style-name="T163">Determining the terminal size.</text:span></text:p>
      <text:p text:style-name="P122"><text:s/>- <text:span text:style-name="T163">Getting single characters from the user with STDIN.getch</text:span></text:p>
      <text:p text:style-name="P123"><text:span text:style-name="T199">11</text:span>. Quiz: Creating a colourful output <text:span text:style-name="T185">on a user input </text:span>with gradient <text:span text:style-name="T184">RGB </text:span>colours.</text:p>
      <text:p text:style-name="P123"/>
      <text:p text:style-name="P217">SECTION 4<text:span text:style-name="T141">4</text:span>: <text:span text:style-name="T106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13">3</text:span>. Intro to creating Square, Circle, Rectangle, Triangle, Line, Quads – <text:span text:style-name="T107">Using gradient RGB colours.</text:span></text:p>
      <text:p text:style-name="P17"><text:span text:style-name="T113">4</text:span>. Intro to Images <text:span text:style-name="T114">by </text:span>Using copyleft images.</text:p>
      <text:p text:style-name="P26">5. <text:span text:style-name="T128">Using loops to create </text:span>thousands of <text:span text:style-name="T125">Ruby2D </text:span>objects and animating them in <text:span text:style-name="T126">lesser than 15</text:span> <text:span text:style-name="T127">lines of code</text:span>.</text:p>
      <text:p text:style-name="P17"><text:span text:style-name="T124">6</text:span>. Intro to Fonts <text:span text:style-name="T115">(u</text:span>sing <text:s/><text:span text:style-name="T116">downloaded </text:span>open source fonts for our project <text:span text:style-name="T115">from the internet)</text:span></text:p>
      <text:p text:style-name="P17"><text:span text:style-name="T124">7</text:span>. Intro to Sound and Music <text:span text:style-name="T115">(u</text:span>sing copyleft music for our project <text:span text:style-name="T115">from the internet)</text:span></text:p>
      <text:p text:style-name="P18"><text:span text:style-name="T124">8</text:span>. Monkey Patching Ruby2D.</text:p>
      <text:p text:style-name="P17"/>
      <text:p text:style-name="P218"><text:span text:style-name="T108">SECTION 45:</text:span> <text:span text:style-name="T120">Bonus Challenge: Developing a Colour::Clock.</text:span></text:p>
      <text:p text:style-name="P18"/>
      <text:p text:style-name="P219">SECTION 4<text:span text:style-name="T141">6:</text:span> <text:span text:style-name="T121">Bonus Challenge: </text:span>Developing <text:span text:style-name="T122">a </text:span>Snake <text:span text:style-name="T186">G</text:span>ame <text:span text:style-name="T123">in Lesser than 150 LOC!</text:span></text:p>
      <text:p text:style-name="P18"/>
      <text:p text:style-name="P220">SECTION 4<text:span text:style-name="T141">7</text:span>: <text:span text:style-name="T240">Magic Comments.</text:span></text:p>
      <text:p text:style-name="P18"/>
      <text:p text:style-name="P221">SECTION 48: A short intro to <text:span text:style-name="T196">Various </text:span>Ruby Interpreters <text:span text:style-name="T196">and Performance Comparison</text:span></text:p>
      <text:p text:style-name="P226">[Demonstration <text:span text:style-name="T148">Only</text:span>]</text:p>
      <text:p text:style-name="P29">1. A brief intro to RVM.</text:p>
      <text:p text:style-name="P29"><text:soft-page-break/>2. Using multiple <text:span text:style-name="T131">Ruby Versions </text:span>with RVM <text:span text:style-name="T132">in short.</text:span></text:p>
      <text:p text:style-name="P29">3. Intro to <text:span text:style-name="T241">MRuby, R</text:span>ubinius and <text:span text:style-name="T130">Jr</text:span>uby <text:span text:style-name="T133">in short</text:span>.</text:p>
      <text:p text:style-name="P18"/>
      <text:p text:style-name="P222">SECTION 4<text:span text:style-name="T133">9</text:span>: Accessing the Course Resources from GitHub</text:p>
      <text:p text:style-name="P24">1. Intro to GitHub Web.</text:p>
      <text:p text:style-name="P24">2. Downloading all the resour<text:span text:style-name="T118">ces</text:span> as <text:span text:style-name="T173">a</text:span> <text:span text:style-name="T129">z</text:span>ip file.</text:p>
      <text:p text:style-name="P24">3. A sample Ruby code to download the <text:span text:style-name="T145">course </text:span>resources recursively <text:span text:style-name="T117">to your local storage.</text:span></text:p>
      <text:p text:style-name="P24"/>
      <text:p text:style-name="P228"><text:span text:style-name="T146">SECTION </text:span><text:span text:style-name="T147">50:</text:span><text:span text:style-name="T146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6-29T19:58:27.199248408</dc:date>
    <meta:editing-duration>PT17H31M15S</meta:editing-duration>
    <meta:editing-cycles>757</meta:editing-cycles>
    <meta:generator>LibreOffice/6.2.4.2.0$Linux_X86_64 LibreOffice_project/20$Build-2</meta:generator>
    <meta:document-statistic meta:table-count="0" meta:image-count="0" meta:object-count="0" meta:page-count="11" meta:paragraph-count="417" meta:word-count="2625" meta:character-count="15687" meta:non-whitespace-character-count="13376"/>
  </office:meta>
</office:document-meta>
</file>